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/>
    </style:style>
    <style:style style:name="P2" style:family="paragraph" style:parent-style-name="Standard">
      <style:text-properties style:font-name="Liberation Mono" officeooo:rsid="000925b4" officeooo:paragraph-rsid="000925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art at 4,1.</text:p>
      <text:p text:style-name="P1">File transcription complete!</text:p>
      <text:p text:style-name="P1"/>
      <text:p text:style-name="P1">Initial State:</text:p>
      <text:p text:style-name="P1">OOOOOOOOO</text:p>
      <text:p text:style-name="P1">OSSSSSOKO</text:p>
      <text:p text:style-name="P1">OSOOSSOOO</text:p>
      <text:p text:style-name="P1">OSOSSSSSO</text:p>
      <text:p text:style-name="P1">OMOKOOSOO</text:p>
      <text:p text:style-name="P1">OOOOOOOOO</text:p>
      <text:p text:style-name="P1"/>
      <text:p text:style-name="P1">Final Layout:</text:p>
      <text:p text:style-name="P1">OOOOOOOOO</text:p>
      <text:p text:style-name="P1">O22223OKO</text:p>
      <text:p text:style-name="P1">O1OOX3OOO</text:p>
      <text:p text:style-name="P1">O1O344XXO</text:p>
      <text:p text:style-name="P1">O1OKOOXOO</text:p>
      <text:p text:style-name="P1">OOOOOOOOO</text:p>
      <text:p text:style-name="P1">Findeth yon keys: U U U R R R R D D L L D </text:p>
      <text:p text:style-name="P1"/>
      <text:p text:style-name="P1"/>
      <text:p text:style-name="P1"/>
      <text:p text:style-name="P2">it went (ignoring multiples of the same direction), up, right, down, ( right, ((right) backtrack, down) backtrack) backtrack, left, (up) backtrack, left, down. 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6T22:38:12.433054646</meta:creation-date>
    <meta:print-date>2023-04-06T23:42:58.434150652</meta:print-date>
    <dc:date>2023-04-06T23:43:23.106992010</dc:date>
    <meta:editing-duration>PT14M50S</meta:editing-duration>
    <meta:editing-cycles>1</meta:editing-cycles>
    <meta:document-statistic meta:table-count="0" meta:image-count="0" meta:object-count="0" meta:page-count="1" meta:paragraph-count="18" meta:word-count="60" meta:character-count="378" meta:non-whitespace-character-count="334"/>
    <meta:generator>LibreOffice/7.3.7.2$Linux_X86_64 LibreOffice_project/30$Build-2</meta:generator>
  </office:meta>
</office:document-meta>
</file>